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fo:background-color="#bf0041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6"/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 table:style-name="Default" table:number-columns-repeated="14"/>
        </table:table-row>
        <table:table-row table:style-name="ro1" table:number-rows-repeated="2">
          <table:table-cell table:style-name="ce1"/>
          <table:table-cell table:number-columns-repeated="4"/>
          <table:table-cell table:style-name="ce1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annel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0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hange on</text:p>
          </table:table-cell>
          <table:table-cell office:value-type="string" calcext:value-type="string">
            <text:p>write bit</text:p>
          </table:table-cell>
          <table:table-cell table:number-columns-repeated="6"/>
        </table:table-row>
        <table:table-row table:style-name="ro1">
          <table:table-cell table:formula="of:=[.B5]*8+[.C5]*4+[.D5]*2+[.E5]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B6]*8+[.C6]*4+[.D6]*2+[.E6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6]-[.B5]" office:value-type="float" office:value="1" calcext:value-type="float">
            <text:p>1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]*8+[.C7]*4+[.D7]*2+[.E7]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7]-[.B6]" office:value-type="float" office:value="0" calcext:value-type="float">
            <text:p>0</text:p>
          </table:table-cell>
          <table:table-cell table:formula="of:=[.C7]-[.C6]" office:value-type="float" office:value="1" calcext:value-type="float">
            <text:p>1</text:p>
          </table:table-cell>
          <table:table-cell table:formula="of:=[.D7]-[.D6]"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]*8+[.C8]*4+[.D8]*2+[.E8]" office:value-type="float" office:value="13" calcext:value-type="float">
            <text:p>1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-[.B7]"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[.E8]-[.E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9]*8+[.C9]*4+[.D9]*2+[.E9]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C9]-[.C8]" office:value-type="float" office:value="-1" calcext:value-type="float">
            <text:p>-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]*8+[.C10]*4+[.D10]*2+[.E10]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[.D10]-[.D9]" office:value-type="float" office:value="1" calcext:value-type="float">
            <text:p>1</text:p>
          </table:table-cell>
          <table:table-cell table:formula="of:=[.E10]-[.E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]*8+[.C11]*4+[.D11]*2+[.E11]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]-[.B10]"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]*8+[.C12]*4+[.D12]*2+[.E12]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2]-[.B11]" office:value-type="float" office:value="-1" calcext:value-type="float">
            <text:p>-1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]*8+[.C13]*4+[.D13]*2+[.E13]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[.D13]-[.D12]" office:value-type="float" office:value="-1" calcext:value-type="float">
            <text:p>-1</text:p>
          </table:table-cell>
          <table:table-cell table:formula="of:=[.E13]-[.E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]*8+[.C14]*4+[.D14]*2+[.E14]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[.E14]-[.E1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formula="of:=[.B15]*8+[.C15]*4+[.D15]*2+[.E15]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[.D15]-[.D14]" office:value-type="float" office:value="1" calcext:value-type="float">
            <text:p>1</text:p>
          </table:table-cell>
          <table:table-cell table:formula="of:=[.E15]-[.E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6]*8+[.C16]*4+[.D16]*2+[.E16]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6]-[.B15]" office:value-type="float" office:value="1" calcext:value-type="float">
            <text:p>1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7]*8+[.C17]*4+[.D17]*2+[.E17]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-1" calcext:value-type="float">
            <text:p>-1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8]*8+[.C18]*4+[.D18]*2+[.E18]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8]-[.B17]" office:value-type="float" office:value="-1" calcext:value-type="float">
            <text:p>-1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9]*8+[.C19]*4+[.D19]*2+[.E19]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9]-[.B18]" office:value-type="float" office:value="0" calcext:value-type="float">
            <text:p>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[.E19]-[.E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20]*8+[.C20]*4+[.D20]*2+[.E20]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0]-[.B19]"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-1" calcext:value-type="float">
            <text:p>-1</text:p>
          </table:table-cell>
          <table:table-cell table:formula="of:=[.E20]-[.E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1" table:number-columns-repeated="3"/>
          <table:table-cell table:formula="of:=[.B21]-[.B20]"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[.E21]-[.E20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1" table:number-columns-repeated="3"/>
          <table:table-cell table:formula="of:=[.B22]-[.B21]" office:value-type="float" office:value="0" calcext:value-type="float">
            <text:p>0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[.E22]-[.E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1" table:number-columns-repeated="3"/>
          <table:table-cell table:formula="of:=[.B23]-[.B22]"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[.E23]-[.E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1" table:number-columns-repeated="3"/>
          <table:table-cell table:formula="of:=[.B24]-[.B23]"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[.E24]-[.E2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style-name="ce1"/>
          <table:table-cell table:number-columns-repeated="4"/>
          <table:table-cell table:style-name="ce1" table:number-columns-repeated="3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1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03:37:11.392000000</meta:creation-date>
    <dc:date>2019-11-10T04:33:31.145000000</dc:date>
    <meta:editing-duration>PT10M59S</meta:editing-duration>
    <meta:editing-cycles>1</meta:editing-cycles>
    <meta:document-statistic meta:table-count="1" meta:cell-count="212" meta:object-count="0"/>
    <meta:generator>LibreOffice/6.2.8.2$Windows_X86_64 LibreOffice_project/f82ddfca21ebc1e222a662a32b25c0c9d20169ee</meta:generator>
  </office:meta>
</office:document-meta>
</file>